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3.9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Sets</text:p>
          </table:table-cell>
          <table:table-cell office:value-type="string">
            <text:p>Train $R^2$</text:p>
          </table:table-cell>
          <table:table-cell office:value-type="string">
            <text:p>Train RMSE</text:p>
          </table:table-cell>
          <table:table-cell office:value-type="string">
            <text:p>Test $R^2$</text:p>
          </table:table-cell>
          <table:table-cell office:value-type="string">
            <text:p>Test RMS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223">
            <text:p>0,9223</text:p>
          </table:table-cell>
          <table:table-cell office:value-type="float" office:value="162.471">
            <text:p>162,471</text:p>
          </table:table-cell>
          <table:table-cell office:value-type="float" office:value="0.069">
            <text:p>0,069</text:p>
          </table:table-cell>
          <table:table-cell office:value-type="float" office:value="220.811">
            <text:p>220,8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37">
            <text:p>0,937</text:p>
          </table:table-cell>
          <table:table-cell office:value-type="float" office:value="376.894">
            <text:p>376,894</text:p>
          </table:table-cell>
          <table:table-cell office:value-type="float" office:value="0.005">
            <text:p>0,005</text:p>
          </table:table-cell>
          <table:table-cell office:value-type="float" office:value="620.447">
            <text:p>620,44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484">
            <text:p>0,9484</text:p>
          </table:table-cell>
          <table:table-cell office:value-type="float" office:value="250.083">
            <text:p>250,083</text:p>
          </table:table-cell>
          <table:table-cell office:value-type="float" office:value="0.042">
            <text:p>0,042</text:p>
          </table:table-cell>
          <table:table-cell office:value-type="float" office:value="243.739">
            <text:p>243,73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46">
            <text:p>0,946</text:p>
          </table:table-cell>
          <table:table-cell office:value-type="float" office:value="475.38">
            <text:p>475,38</text:p>
          </table:table-cell>
          <table:table-cell office:value-type="float" office:value="0.276">
            <text:p>0,276</text:p>
          </table:table-cell>
          <table:table-cell office:value-type="float" office:value="662.502">
            <text:p>662,50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25">
            <text:p>0,925</text:p>
          </table:table-cell>
          <table:table-cell office:value-type="float" office:value="201.328">
            <text:p>201,328</text:p>
          </table:table-cell>
          <table:table-cell office:value-type="float" office:value="0.05">
            <text:p>0,05</text:p>
          </table:table-cell>
          <table:table-cell office:value-type="float" office:value="280.962">
            <text:p>280,962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936">
            <text:p>0,936</text:p>
          </table:table-cell>
          <table:table-cell office:value-type="float" office:value="293.231">
            <text:p>293,231</text:p>
          </table:table-cell>
          <table:table-cell office:value-type="float" office:value="0.089">
            <text:p>0,089</text:p>
          </table:table-cell>
          <table:table-cell office:value-type="float" office:value="405.692">
            <text:p>405,6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2">22.01.2023</text:date>, <text:time>11:11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3-01-22T11:11:46.35</dc:date>
    <meta:editing-duration>PT4M49S</meta:editing-duration>
    <meta:editing-cycles>1</meta:editing-cycles>
    <meta:document-statistic meta:table-count="1" meta:cell-count="35" meta:object-count="0"/>
  </office:meta>
</office:document-meta>
</file>